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ive le backend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ny Fernandez Garcia</meta:initial-creator>
    <dc:creator>Jenny Fernandez Garcia</dc:creator>
    <meta:creation-date>2024-06-10T12:03:00Z</meta:creation-date>
    <dc:date>2024-06-10T12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